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ürkiye'nin geleceğe yönelik hedefleri geniş bir yelpazeye sahiptir. Bu hedeflerden başlıca olanları tüm dünyada olduğu gibi Türkiye için de yapay zeka, teknoloji, savunma ve inovasyondur. Bu hedeflere ulaşmada yazılım mühendisliği büyük bir rol oynamaktadır.</text:p>
      <text:p text:style-name="Text_20_body">  Ülkemiz özellikle son yıllarda olduğu gibi gelecekte de savunma, haberleşme, inovasyon ve teknoloji alanlarında önemli bir güç olmayı hedeflemektedir. Bu sebeple ben de bir yazılım mühendisi olarak yeni teknolojiler geliştirme, kendi geliştireceğim projelerle ülkemi birçok önemli sektörde temsil etme ve var olan sistemleri iyileştirme konusunda önemli bir rol almayı hedefliyorum.</text:p>
      <text:p text:style-name="Text_20_body">  Bu hedeflere ulaşmak için öncelikle hızla değişen dünyayı takip etmeli ve yeni teknolojilere ayak uydurmalıyım. Projeler geliştirmeli, yenilikçi düşünmeli, fırsatları değerlendirmeli ve takım çalışması ile bunu daha ileriye taşımalıyım. Birçok profesyonelle irtibatta olmalı ve geliştirdiğim projelerde onlarla işbirliği içinde olmalıyım. Çünkü ilerlemenin en önemli adımı sektördeki diğer profesyonellerle iletişim halinde olmak ve bağlantı oluşturmaktı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0:20:30.445341586</meta:creation-date>
    <dc:date>2023-11-21T10:21:48.110820550</dc:date>
    <meta:editing-duration>PT1M18S</meta:editing-duration>
    <meta:editing-cycles>1</meta:editing-cycles>
    <meta:document-statistic meta:table-count="0" meta:image-count="0" meta:object-count="0" meta:page-count="1" meta:paragraph-count="3" meta:word-count="138" meta:character-count="1103" meta:non-whitespace-character-count="962"/>
    <meta:generator>LibreOffice/7.4.7.2$Linux_X86_64 LibreOffice_project/40$Build-2</meta:generator>
  </office:meta>
</office:document-meta>
</file>